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ValueResolver.addPropertySetTypes( Element propertyElem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PropertyValueResolver.PropertyValueResolver( String propertyName , Element sel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ValueResolver.resolveValue( NormalizedMessage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pertyValueResolver.setProperty( NormalizedMessage in , NormalizedMessage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